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10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11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Joseph Blumenthal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September 20, 1892</text:p>
      <text:p text:style-name="P4">Month<text:tab/><text:tab/><text:tab/><text:tab/><text:tab/><text:tab/>September</text:p>
      <text:p text:style-name="P4">Year<text:tab/><text:tab/><text:tab/><text:tab/><text:tab/><text:tab/>1892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JOSEPH BLUMENTHAL./</text:p>
      <text:p text:style-name="P5">President<text:span text:style-name="T2">./</text:span></text:p>
      <text:p text:style-name="P5"><text:span text:style-name="T2">151 EAST 73D STREET./</text:span></text:p>
      <text:p text:style-name="P6"><text:span text:style-name="T2">Jewish Theological Seminary Association./</text:span></text:p>
      <text:p text:style-name="P7"><text:span text:style-name="T2">New York, Sept 20 1892/</text:span></text:p>
      <text:p text:style-name="P5"><text:span text:style-name="T2">My dear Dr/</text:span></text:p>
      <text:p text:style-name="P5"><text:span text:style-name="T2"><text:tab/>I have written to Rev Leucht/ that we would accept Bernstein--they agree/ to pay $200 per year towards his support,/ at my suggestion--this makes it very/ fair &amp;c--Dr Lieberman is going on/ under monthly contract of $80--we/ could do no better at present--Bernstein/ will be sent on after the Holidays--/ Otherwise all is in usual order &amp;c/ My sincere and hearty wishes go out to you/ for the approaching New Year--may God/ in his infinite mercy grant you many years/ of strength and life, to benefit Israel and/ Israels cause, and to see the fruition of/ your fervent hopes to develop defenders of/ our faith, from our Seminary--/ sincerely yours/ Joseph Blumenthal/</text:span></text:p>
      <text:p text:style-name="P5"><text:span text:style-name="T2">Levien is all righ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4:01:38.25</meta:creation-date>
    <meta:document-statistic meta:table-count="0" meta:image-count="0" meta:object-count="0" meta:page-count="2" meta:paragraph-count="68" meta:word-count="309" meta:character-count="2092"/>
    <dc:date>2011-12-06T14:06:23.17</dc:date>
    <dc:creator>Penn Libraries</dc:creator>
    <meta:editing-duration>PT00H04M45S</meta:editing-duration>
    <meta:editing-cycles>1</meta:editing-cycles>
    <meta:generator>OpenOffice.org/3.2$Win32 OpenOffice.org_project/320m12$Build-9483</meta:generator>
  </office:meta>
</office:document-meta>
</file>